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32">
      <style:table-cell-properties fo:background-color="#ffffd7"/>
    </style:style>
    <style:style style:name="ce12" style:family="table-cell" style:parent-style-name="Default" style:data-style-name="N132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32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32">
      <style:text-properties fo:font-weight="bold" style:font-weight-asian="bold" style:font-weight-complex="bold"/>
    </style:style>
    <style:style style:name="ce152" style:family="table-cell" style:parent-style-name="Default" style:data-style-name="N132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32">
      <style:table-cell-properties fo:background-color="transparent"/>
    </style:style>
    <style:style style:name="ce162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32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32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38"/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99191.62" calcext:value-type="float">
            <text:p>99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12603.32" calcext:value-type="float">
            <text:p>112.603,32</text:p>
          </table:table-cell>
          <table:table-cell table:style-name="ce98" table:formula="of:=[$'11'.F2]" office:value-type="float" office:value="175439.6" calcext:value-type="float">
            <text:p>175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5415.2" calcext:value-type="float">
            <text:p>225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03725.96" calcext:value-type="float">
            <text:p>103.725,96</text:p>
          </table:table-cell>
          <table:table-cell table:style-name="ce103" table:formula="of:=[$'12'.E2]" office:value-type="float" office:value="-17211.34" calcext:value-type="float">
            <text:p>-17.211,34</text:p>
          </table:table-cell>
          <table:table-cell table:style-name="ce108" table:formula="of:=[.B14]+[.C14]+[.D13]" office:value-type="float" office:value="199117.94" calcext:value-type="float">
            <text:p>199.117,94</text:p>
          </table:table-cell>
          <table:table-cell table:style-name="ce98" table:formula="of:=[$'12'.F2]" office:value-type="float" office:value="2647.89" calcext:value-type="float">
            <text:p>2.647,89</text:p>
          </table:table-cell>
          <table:table-cell table:style-name="ce103" table:formula="of:=[$'12'.G2]" office:value-type="float" office:value="-7945.34" calcext:value-type="float">
            <text:p>-7.945,34</text:p>
          </table:table-cell>
          <table:table-cell table:style-name="ce109" table:formula="of:=[.E14]+[.F14]+[.G13]" office:value-type="float" office:value="220117.75" calcext:value-type="float">
            <text:p>220.117,75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62564.05" calcext:value-type="float">
            <text:p>462.564,05</text:p>
          </table:table-cell>
          <table:table-cell table:style-name="ce12" table:formula="of:=SUM([.C3:.C14])" office:value-type="float" office:value="-263446.11" calcext:value-type="float">
            <text:p>-263.446,11</text:p>
          </table:table-cell>
          <table:table-cell table:style-name="ce17"/>
          <table:table-cell table:style-name="ce7" table:formula="of:=SUM([.E3:.E14])" office:value-type="float" office:value="522967.54" calcext:value-type="float">
            <text:p>522.967,54</text:p>
          </table:table-cell>
          <table:table-cell table:style-name="ce12" table:formula="of:=SUM([.F3:.F14])" office:value-type="float" office:value="-302849.79" calcext:value-type="float">
            <text:p>-302.849,79</text:p>
          </table:table-cell>
          <table:table-cell table:style-name="ce17" table:formula="of:=[.E15]+[.F15]" office:value-type="float" office:value="220117.75" calcext:value-type="float">
            <text:p>220.117,75</text:p>
          </table:table-cell>
          <table:table-cell table:style-name="ce22"/>
          <table:table-cell table:style-name="ce25" table:formula="of:=SUM([.I3:.I14])" office:value-type="float" office:value="351" calcext:value-type="float">
            <text:p>351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547.0041666667" calcext:value-type="float">
            <text:p>38.547,00</text:p>
          </table:table-cell>
          <table:table-cell table:style-name="ce105" table:formula="of:=[.C15]/[.A16]" office:value-type="float" office:value="-21953.8425" calcext:value-type="float">
            <text:p>-21.953,84</text:p>
          </table:table-cell>
          <table:table-cell table:style-name="ce105"/>
          <table:table-cell table:style-name="ce105" table:formula="of:=[.E15]/[.A16]" office:value-type="float" office:value="43580.6283333333" calcext:value-type="float">
            <text:p>43.580,63</text:p>
          </table:table-cell>
          <table:table-cell table:style-name="ce105" table:formula="of:=[.F15]/[.A16]" office:value-type="float" office:value="-25237.4825" calcext:value-type="float">
            <text:p>-25.237,48</text:p>
          </table:table-cell>
          <table:table-cell table:style-name="ce105" table:formula="of:=[.G15]/[.A16]" office:value-type="float" office:value="18343.1458333333" calcext:value-type="float">
            <text:p>18.343,15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4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5])" office:value-type="float" office:value="-11695.35" calcext:value-type="float">
            <text:p>-11.695,35</text:p>
          </table:table-cell>
          <table:table-cell table:style-name="ce149" table:formula="of:=SUM([.F4:.F82])" office:value-type="float" office:value="102061.66" calcext:value-type="float">
            <text:p>102.061,66</text:p>
          </table:table-cell>
          <table:table-cell table:style-name="ce149" table:formula="of:=SUM([.G4:.G82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1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kalan bakiye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2000" calcext:value-type="float">
            <text:p>2.000,00</text:p>
          </table:table-cell>
          <table:table-cell table:style-name="ce156"/>
          <table:table-cell table:style-name="ce175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99191.62" calcext:value-type="float">
            <text:p>99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5439.6" calcext:value-type="float">
            <text:p>175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75"/>
          <table:table-cell table:number-columns-repeated="2"/>
          <table:table-cell table:formula="of:=[.H44]+[.F45]+[.G45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7013.2" calcext:value-type="float">
            <text:p>-7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7013.2" calcext:value-type="float">
            <text:p>-7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82000" calcext:value-type="currency">
            <text:p>₺82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2986.8" calcext:value-type="float">
            <text:p>72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2986.8" calcext:value-type="float">
            <text:p>72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/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06"/>
        <table:table-column table:style-name="co12" table:default-cell-style-name="Default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11:.D54])" office:value-type="float" office:value="103725.96" calcext:value-type="float">
            <text:p>103.725,96</text:p>
          </table:table-cell>
          <table:table-cell table:style-name="ce149" table:formula="of:=SUM([.E11:.E92])" office:value-type="float" office:value="-17211.34" calcext:value-type="float">
            <text:p>-17.211,34</text:p>
          </table:table-cell>
          <table:table-cell table:style-name="ce149" table:formula="of:=SUM([.F11:.F90])" office:value-type="float" office:value="2647.89" calcext:value-type="float">
            <text:p>2.647,89</text:p>
          </table:table-cell>
          <table:table-cell table:style-name="ce135" table:formula="of:=SUM([.G11:.G90])" office:value-type="float" office:value="-7945.34" calcext:value-type="float">
            <text:p>-7.945,34</text:p>
          </table:table-cell>
          <table:table-cell table:style-name="ce149" table:formula="of:=[.F2]+[.G2]" office:value-type="float" office:value="-5297.45" calcext:value-type="float">
            <text:p>-5.297,45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/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3]+[.F11]+[.G11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1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3" table:formula="of:=[.H4]+[.F5]+[.G5]" office:value-type="float" office:value="-214" calcext:value-type="float">
            <text:p>-214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1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3" table:formula="of:=[.H5]+[.F6]+[.G6]" office:value-type="float" office:value="-705" calcext:value-type="float">
            <text:p>-70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number-columns-repeated="2"/>
          <table:table-cell table:style-name="ce123" table:formula="of:=[.H6]+[.F7]+[.G7]" office:value-type="float" office:value="-705" calcext:value-type="float">
            <text:p>-70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table:style-name="ce151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3" table:formula="of:=[.H7]+[.F8]+[.G8]" office:value-type="float" office:value="-5005" calcext:value-type="float">
            <text:p>-5.00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table:style-name="ce151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3" table:formula="of:=[.H8]+[.F9]+[.G9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9]+[.F10]+[.G10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151"/>
          <table:table-cell/>
          <table:table-cell table:style-name="ce123" table:formula="of:=[.H10]+[.F11]+[.G11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23" table:number-columns-repeated="2"/>
          <table:table-cell/>
          <table:table-cell table:style-name="ce123" table:formula="of:=[.H11]+[.F12]+[.G12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23" table:number-columns-repeated="2"/>
          <table:table-cell/>
          <table:table-cell table:style-name="ce123" table:formula="of:=[.H12]+[.F13]+[.G13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23" table:number-columns-repeated="2"/>
          <table:table-cell/>
          <table:table-cell table:style-name="ce123" table:formula="of:=[.H13]+[.F14]+[.G14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23" table:number-columns-repeated="2"/>
          <table:table-cell/>
          <table:table-cell table:style-name="ce123" table:formula="of:=[.H14]+[.F15]+[.G15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123" office:value-type="float" office:value="1080" calcext:value-type="float">
            <text:p>1.080,00</text:p>
          </table:table-cell>
          <table:table-cell/>
          <table:table-cell table:style-name="ce123" table:formula="of:=[.H15]+[.F16]+[.G16]" office:value-type="float" office:value="-4421.5" calcext:value-type="float">
            <text:p>-4.4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 Elektrik Teminat 1200 – 4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style-name="ce123" office:value-type="float" office:value="200" calcext:value-type="float">
            <text:p>200,00</text:p>
          </table:table-cell>
          <table:table-cell/>
          <table:table-cell table:style-name="ce123" table:formula="of:=[.H16]+[.F17]+[.G17]" office:value-type="float" office:value="-4221.5" calcext:value-type="float">
            <text:p>-4.2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acı Elektrik</text:p>
          </table:table-cell>
          <table:table-cell table:style-name="ce143"/>
          <table:table-cell table:style-name="ce143" office:value-type="float" office:value="217.89" calcext:value-type="float">
            <text:p>217,89</text:p>
          </table:table-cell>
          <table:table-cell table:style-name="ce123"/>
          <table:table-cell table:style-name="ce123" office:value-type="float" office:value="217.89" calcext:value-type="float">
            <text:p>217,89</text:p>
          </table:table-cell>
          <table:table-cell/>
          <table:table-cell table:style-name="ce123" table:formula="of:=[.H17]+[.F18]+[.G18]" office:value-type="float" office:value="-4003.61" calcext:value-type="float">
            <text:p>-4.003,6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51" office:value-type="float" office:value="-4516" calcext:value-type="float">
            <text:p>-4.516,00</text:p>
          </table:table-cell>
          <table:table-cell table:style-name="ce123"/>
          <table:table-cell/>
          <table:table-cell table:style-name="ce123" table:formula="of:=[.H18]+[.F19]+[.G19]" office:value-type="float" office:value="-4003.61" calcext:value-type="float">
            <text:p>-4.003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19]+[.F20]+[.G20]" office:value-type="float" office:value="-4003.61" calcext:value-type="float">
            <text:p>-4.003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ce123"/>
          <table:table-cell/>
          <table:table-cell table:style-name="ce123" table:formula="of:=[.H20]+[.F21]+[.G21]" office:value-type="float" office:value="-4003.61" calcext:value-type="float">
            <text:p>-4.003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style-name="ce123"/>
          <table:table-cell/>
          <table:table-cell table:style-name="ce123" table:formula="of:=[.H21]+[.F22]+[.G22]" office:value-type="float" office:value="-4003.61" calcext:value-type="float">
            <text:p>-4.003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22]+[.F23]+[.G23]" office:value-type="float" office:value="-4003.61" calcext:value-type="float">
            <text:p>-4.003,61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style-name="ce123"/>
          <table:table-cell/>
          <table:table-cell table:style-name="ce123" table:formula="of:=[.H23]+[.F24]+[.G24]" office:value-type="float" office:value="-4003.61" calcext:value-type="float">
            <text:p>-4.003,61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style-name="ce123"/>
          <table:table-cell/>
          <table:table-cell table:style-name="ce123" table:formula="of:=[.H24]+[.F25]+[.G25]" office:value-type="float" office:value="-4003.61" calcext:value-type="float">
            <text:p>-4.003,61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2" office:value-type="float" office:value="-40" calcext:value-type="float">
            <text:p>-40,00</text:p>
          </table:table-cell>
          <table:table-cell table:style-name="ce123"/>
          <table:table-cell/>
          <table:table-cell table:style-name="ce123" table:formula="of:=[.H25]+[.F26]+[.G26]" office:value-type="float" office:value="-4003.61" calcext:value-type="float">
            <text:p>-4.003,61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2" office:value-type="float" office:value="-173.67" calcext:value-type="float">
            <text:p>-173,67</text:p>
          </table:table-cell>
          <table:table-cell table:style-name="ce123"/>
          <table:table-cell/>
          <table:table-cell table:style-name="ce123" table:formula="of:=[.H26]+[.F27]+[.G27]" office:value-type="float" office:value="-4003.61" calcext:value-type="float">
            <text:p>-4.003,61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 table:number-columns-repeated="2"/>
          <table:table-cell table:style-name="ce152" office:value-type="float" office:value="-398.07" calcext:value-type="float">
            <text:p>-398,07</text:p>
          </table:table-cell>
          <table:table-cell table:style-name="ce123"/>
          <table:table-cell/>
          <table:table-cell table:style-name="ce123" table:formula="of:=[.H27]+[.F28]+[.G28]" office:value-type="float" office:value="-4003.61" calcext:value-type="float">
            <text:p>-4.003,61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table:style-name="ce151" office:value-type="float" office:value="-1111.11" calcext:value-type="float">
            <text:p>-1.111,11</text:p>
          </table:table-cell>
          <table:table-cell table:style-name="ce123"/>
          <table:table-cell/>
          <table:table-cell table:style-name="ce123" table:formula="of:=[.H28]+[.F29]+[.G29]" office:value-type="float" office:value="-4003.61" calcext:value-type="float">
            <text:p>-4.003,61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</text:p>
          </table:table-cell>
          <table:table-cell table:style-name="ce145" table:number-columns-repeated="2"/>
          <table:table-cell table:style-name="ce151"/>
          <table:table-cell table:style-name="ce123" office:value-type="float" office:value="1150" calcext:value-type="float">
            <text:p>1.150,00</text:p>
          </table:table-cell>
          <table:table-cell/>
          <table:table-cell table:style-name="ce123" table:formula="of:=[.H29]+[.F30]+[.G30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 table:number-columns-repeated="2"/>
          <table:table-cell table:style-name="ce151" office:value-type="float" office:value="-279.99" calcext:value-type="float">
            <text:p>-279,99</text:p>
          </table:table-cell>
          <table:table-cell table:style-name="ce123"/>
          <table:table-cell/>
          <table:table-cell table:style-name="ce123" table:formula="of:=[.H30]+[.F31]+[.G31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 table:number-columns-repeated="2"/>
          <table:table-cell table:style-name="ce151" office:value-type="float" office:value="-89" calcext:value-type="float">
            <text:p>-89,00</text:p>
          </table:table-cell>
          <table:table-cell table:style-name="ce123"/>
          <table:table-cell/>
          <table:table-cell table:style-name="ce123" table:formula="of:=[.H31]+[.F32]+[.G32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 table:number-columns-repeated="2"/>
          <table:table-cell table:style-name="ce151" office:value-type="float" office:value="-189.9" calcext:value-type="float">
            <text:p>-189,90</text:p>
          </table:table-cell>
          <table:table-cell table:style-name="ce123"/>
          <table:table-cell/>
          <table:table-cell table:style-name="ce123" table:formula="of:=[.H32]+[.F33]+[.G33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1" office:value-type="float" office:value="-2146.5" calcext:value-type="float">
            <text:p>-2.146,50</text:p>
          </table:table-cell>
          <table:table-cell table:style-name="ce123"/>
          <table:table-cell/>
          <table:table-cell table:style-name="ce123" table:formula="of:=[.H33]+[.F34]+[.G34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1" office:value-type="float" office:value="-275" calcext:value-type="float">
            <text:p>-275,00</text:p>
          </table:table-cell>
          <table:table-cell table:style-name="ce123"/>
          <table:table-cell/>
          <table:table-cell table:style-name="ce123" table:formula="of:=[.H34]+[.F35]+[.G35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1" office:value-type="float" office:value="-189.66" calcext:value-type="float">
            <text:p>-189,66</text:p>
          </table:table-cell>
          <table:table-cell table:style-name="ce123"/>
          <table:table-cell/>
          <table:table-cell table:style-name="ce123" table:formula="of:=[.H35]+[.F36]+[.G36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 table:number-columns-repeated="2"/>
          <table:table-cell table:style-name="ce151" office:value-type="float" office:value="-1720" calcext:value-type="float">
            <text:p>-1.720,00</text:p>
          </table:table-cell>
          <table:table-cell table:style-name="ce123"/>
          <table:table-cell/>
          <table:table-cell table:style-name="ce123" table:formula="of:=[.H36]+[.F37]+[.G37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1" table:formula="of:=-204.04" office:value-type="float" office:value="-204.04" calcext:value-type="float">
            <text:p>-204,04</text:p>
          </table:table-cell>
          <table:table-cell table:style-name="ce123"/>
          <table:table-cell/>
          <table:table-cell table:style-name="ce123" table:formula="of:=[.H37]+[.F38]+[.G38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style-name="ce151" office:value-type="float" office:value="-90" calcext:value-type="float">
            <text:p>-90,00</text:p>
          </table:table-cell>
          <table:table-cell table:style-name="ce123"/>
          <table:table-cell/>
          <table:table-cell table:style-name="ce123" table:formula="of:=[.H38]+[.F39]+[.G39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table:style-name="ce151" office:value-type="float" office:value="-678.58" calcext:value-type="float">
            <text:p>-678,58</text:p>
          </table:table-cell>
          <table:table-cell table:style-name="ce123"/>
          <table:table-cell/>
          <table:table-cell table:style-name="ce123" table:formula="of:=[.H39]+[.F40]+[.G40]" office:value-type="float" office:value="-2853.61" calcext:value-type="float">
            <text:p>-2.853,61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style-name="ce151"/>
          <table:table-cell table:style-name="ce123"/>
          <table:table-cell office:value-type="float" office:value="-7945.34" calcext:value-type="float">
            <text:p>-7.945,34</text:p>
          </table:table-cell>
          <table:table-cell table:style-name="ce123" table:formula="of:=[.H40]+[.F41]+[.G41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41]+[.F42]+[.G42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2]+[.F43]+[.G43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3]+[.F44]+[.G44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4]+[.F45]+[.G45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 table:number-columns-repeated="2"/>
          <table:table-cell/>
          <table:table-cell table:style-name="ce123" table:formula="of:=[.H45]+[.F46]+[.G46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/>
          <table:table-cell table:style-name="ce123"/>
          <table:table-cell/>
          <table:table-cell table:style-name="ce123" table:formula="of:=[.H46]+[.F47]+[.G47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/>
          <table:table-cell table:style-name="ce123"/>
          <table:table-cell/>
          <table:table-cell table:style-name="ce123" table:formula="of:=[.H47]+[.F48]+[.G48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/>
          <table:table-cell table:style-name="ce123"/>
          <table:table-cell/>
          <table:table-cell table:style-name="ce123" table:formula="of:=[.H48]+[.F49]+[.G49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3" table:formula="of:=[.H49]+[.F50]+[.G50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/>
          <table:table-cell table:style-name="ce123"/>
          <table:table-cell/>
          <table:table-cell table:style-name="ce123" table:formula="of:=[.H50]+[.F51]+[.G51]" office:value-type="float" office:value="-10798.95" calcext:value-type="float">
            <text:p>-10.798,95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71" office:value-type="currency" office:currency="TRY" office:value="84000" calcext:value-type="currency">
            <text:p>₺84.000,00</text:p>
          </table:table-cell>
          <table:table-cell table:number-columns-repeated="3"/>
          <table:table-cell table:style-name="ce123" table:formula="of:=[.H51]+[.F52]+[.G52]" office:value-type="float" office:value="-10798.95" calcext:value-type="float">
            <text:p>-10.798,95</text:p>
          </table:table-cell>
        </table:table-row>
        <table:table-row table:style-name="ro3">
          <table:table-cell table:number-columns-repeated="3"/>
          <table:table-cell table:style-name="ce123"/>
          <table:table-cell/>
          <table:table-cell table:style-name="ce123"/>
          <table:table-cell/>
          <table:table-cell table:style-name="ce123" table:formula="of:=[.H52]+[.F53]+[.G53]" office:value-type="float" office:value="-10798.95" calcext:value-type="float">
            <text:p>-10.798,95</text:p>
          </table:table-cell>
        </table:table-row>
        <table:table-row table:style-name="ro1">
          <table:table-cell/>
          <table:table-cell table:style-name="ce279"/>
          <table:table-cell table:number-columns-repeated="3"/>
          <table:table-cell table:style-name="ce123"/>
          <table:table-cell/>
          <table:table-cell table:style-name="ce123" table:formula="of:=[.H53]+[.F54]+[.G54]" office:value-type="float" office:value="-10798.95" calcext:value-type="float">
            <text:p>-10.798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4]+[.F55]+[.G55]" office:value-type="float" office:value="-10798.95" calcext:value-type="float">
            <text:p>-10.798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number-columns-repeated="2"/>
          <table:table-cell table:style-name="ce123" table:formula="of:=[.H55]+[.F56]+[.G56]" office:value-type="float" office:value="-10798.95" calcext:value-type="float">
            <text:p>-10.798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6]+[.F57]+[.G57]" office:value-type="float" office:value="-10798.95" calcext:value-type="float">
            <text:p>-10.798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Doğuş Kira 4/12-2023-24– 30-11-22</text:p>
          </table:table-cell>
          <table:table-cell table:style-name="ce190"/>
          <table:table-cell table:style-name="ce278" office:value-type="currency" office:currency="TRY" office:value="3000" calcext:value-type="currency">
            <text:p>₺3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number-columns-repeated="3"/>
          <table:table-cell table:style-name="ce123"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190"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>
          <table:table-cell table:number-columns-repeated="3"/>
          <table:table-cell table:formula="of:=SUM([.D59:.D72])" office:value-type="float" office:value="29400" calcext:value-type="float">
            <text:p>29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 table:number-rows-repeated="104850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66])" office:value-type="float" office:value="10050" calcext:value-type="float">
            <text:p>10.050,00</text:p>
          </table:table-cell>
          <table:table-cell table:style-name="ce149" table:formula="of:=SUM([.E8:.E103])" office:value-type="float" office:value="-15763.11" calcext:value-type="float">
            <text:p>-15.763,11</text:p>
          </table:table-cell>
          <table:table-cell table:style-name="ce149" table:formula="of:=SUM([.F8:.F101])" office:value-type="float" office:value="0" calcext:value-type="float">
            <text:p>0,00</text:p>
          </table:table-cell>
          <table:table-cell table:style-name="ce149" table:formula="of:=SUM([.G8:.G101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#REF!]+[.F22]+[.G22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7" office:value-type="string" calcext:value-type="string">
            <text:p>erenler pide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29]+[.F31]+[.G31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style-name="ce147" office:value-type="string" calcext:value-type="string">
            <text:p>erenler pide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ayfer kurt ???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142.64" calcext:value-type="float">
            <text:p>-142,64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148.47" calcext:value-type="float">
            <text:p>-148,47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erenler</text:p>
          </table:table-cell>
          <table:table-cell table:style-name="ce145" table:number-columns-repeated="2"/>
          <table:table-cell office:value-type="float" office:value="-142.77" calcext:value-type="float">
            <text:p>-142,77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tokat avm yunus</text:p>
          </table:table-cell>
          <table:table-cell table:style-name="ce145" table:number-columns-repeated="2"/>
          <table:table-cell office:value-type="float" office:value="-148.75" calcext:value-type="float">
            <text:p>-148,75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benzin audi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aşıkbaba</text:p>
          </table:table-cell>
          <table:table-cell table:style-name="ce145" table:number-columns-repeated="2"/>
          <table:table-cell office:value-type="float" office:value="-334.55" calcext:value-type="float">
            <text:p>-334,55</text:p>
          </table:table-cell>
          <table:table-cell table:number-columns-repeated="3"/>
        </table:table-row>
        <table:table-row table:style-name="ro3" table:number-rows-repeated="2">
          <table:table-cell table:style-name="ce140"/>
          <table:table-cell table:style-name="ce145" table:number-columns-repeated="3"/>
          <table:table-cell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6">
          <table:table-cell table:style-name="ce140"/>
          <table:table-cell table:style-name="ce145" table:number-columns-repeated="3"/>
          <table:table-cell table:number-columns-repeated="4"/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33]+[.F52]+[.G52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52]+[.F53]+[.G53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53]+[.F54]+[.G54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4]+[.F55]+[.G55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5]+[.F56]+[.G56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6]+[.F57]+[.G57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57]+[.F58]+[.G58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58]+[.F59]+[.G59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59]+[.F60]+[.G60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0]+[.F61]+[.G61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1]+[.F62]+[.G62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62]+[.F63]+[.G63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63]+[.F64]+[.G64]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64]+[.F65]+[.G65]" office:value-type="string" office:string-value="" calcext:value-type="error">
            <text:p>#REF!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65]+[.F66]+[.G66]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66]+[.F67]+[.G67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67]+[.F68]+[.G68]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68]+[.F69]+[.G69]" office:value-type="string" office:string-value="" calcext:value-type="error">
            <text:p>#REF!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 number:title="User-defined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23">
      <number:number number:decimal-places="11" number:min-decimal-places="11" number:min-integer-digits="1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number-style style:name="N115">
      <number:number number:decimal-places="4" number:min-decimal-places="4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">
      <number:number number:decimal-places="3" number:min-decimal-places="3" number:min-integer-digits="1"/>
    </number:number-style>
    <number:number-style style:name="N112P0" style:volatile="true">
      <number:text>-</number:text>
      <number:number number:decimal-places="2" number:min-decimal-places="2" number:min-integer-digits="1" number:grouping="true"/>
    </number:number-style>
    <number:number-style style:name="N11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">
      <number:text>-</number:text>
      <number:number number:decimal-places="2" number:min-decimal-places="2" number:min-integer-digits="1" number:grouping="true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2P0"/>
    </number:number-style>
    <number:number-style style:name="N1014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1P0"/>
    </number:number-style>
    <number:time-style style:name="N1013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4P0"/>
    </number:number-style>
    <number:number-style style:name="N1013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date-style style:name="N10130" number:language="tr" number:country="TR">
      <number:day/>
      <number:text>.</number:text>
      <number:month number:textual="true"/>
    </number:date-style>
    <number:number-style style:name="N1012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9P2" style:volatile="true" number:language="tr" number:country="TR">
      <number:text> </number:text>
      <number:fill-character> </number:fill-character>
      <number:text>- TL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2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" number:language="tr" number:country="TR">
      <number:day/>
      <number:text>. </number:text>
      <number:month number:textual="true"/>
    </number:date-style>
    <number:date-style style:name="N10119" number:language="tr" number:country="TR">
      <number:month number:textual="true"/>
      <number:text>.</number:text>
      <number:year/>
    </number:date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currency-style style:name="N1011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7P0"/>
    </number:currency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currency-style style:name="N1011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1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21H53M55S</meta:editing-duration>
    <meta:editing-cycles>108</meta:editing-cycles>
    <meta:generator>LibreOffice/7.3.7.2$Linux_X86_64 LibreOffice_project/30$Build-2</meta:generator>
    <dc:date>2022-12-07T09:37:13.000619307</dc:date>
    <meta:document-statistic meta:table-count="15" meta:cell-count="2314" meta:object-count="0"/>
  </office:meta>
</office:document-meta>
</file>